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3000002233B84E6583E6DA3A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9252in" svg:height="3.8071in" draw:z-index="0"><draw:image xlink:href="Pictures/10000201000003E3000002233B84E6583E6DA3A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01:35:49.617120329</meta:creation-date>
    <dc:date>2022-01-08T01:36:19.913200550</dc:date>
    <meta:editing-duration>PT3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